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9-18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7-10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5-15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3-03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1-27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1-2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0-09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8-14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6-17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4-17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2-26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1-02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0-23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8-08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6-14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4-17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3-27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1-26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2-2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0-20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9-12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7-11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5-04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3-22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2-16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2-29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0-26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9-29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8-3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6-29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4-2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2-22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310285714286" calcext:value-type="float">
            <text:p>7.95310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20615" calcext:value-type="float">
            <text:p>8.1120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74712" calcext:value-type="float">
            <text:p>8.36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34475" calcext:value-type="float">
            <text:p>8.4733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76735483871" calcext:value-type="float">
            <text:p>8.547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813058064516" calcext:value-type="float">
            <text:p>8.46813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027" calcext:value-type="float">
            <text:p>8.21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595070967742" calcext:value-type="float">
            <text:p>8.0859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787675" calcext:value-type="float">
            <text:p>8.1578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5792" calcext:value-type="float">
            <text:p>7.96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89225" calcext:value-type="float">
            <text:p>7.9008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611862068966" calcext:value-type="float">
            <text:p>8.096118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252619354839" calcext:value-type="float">
            <text:p>8.46252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69825" calcext:value-type="float">
            <text:p>8.6346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93216" calcext:value-type="float">
            <text:p>8.99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495875" calcext:value-type="float">
            <text:p>9.1949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18848" calcext:value-type="float">
            <text:p>8.83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88258064516" calcext:value-type="float">
            <text:p>8.7698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469575" calcext:value-type="float">
            <text:p>8.6146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89984516129" calcext:value-type="float">
            <text:p>8.2589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25832258065" calcext:value-type="float">
            <text:p>7.7572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9025" calcext:value-type="float">
            <text:p>7.43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536088888889" calcext:value-type="float">
            <text:p>7.445360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847225" calcext:value-type="float">
            <text:p>7.5884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073419354839" calcext:value-type="float">
            <text:p>7.8407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836825806452" calcext:value-type="float">
            <text:p>8.1083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278090322581" calcext:value-type="float">
            <text:p>8.3127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3664" calcext:value-type="float">
            <text:p>8.18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796075" calcext:value-type="float">
            <text:p>8.0679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48567741935" calcext:value-type="float">
            <text:p>8.10148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62296774194" calcext:value-type="float">
            <text:p>7.95862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589341935484" calcext:value-type="float">
            <text:p>7.7258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89625806452" calcext:value-type="float">
            <text:p>7.7608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9634" calcext:value-type="float">
            <text:p>7.73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390916129032" calcext:value-type="float">
            <text:p>8.0239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9864" calcext:value-type="float">
            <text:p>8.3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380975" calcext:value-type="float">
            <text:p>8.3838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233522580645" calcext:value-type="float">
            <text:p>8.53233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490322580645" calcext:value-type="float">
            <text:p>8.5049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3196" calcext:value-type="float">
            <text:p>8.55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11425" calcext:value-type="float">
            <text:p>8.5341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4584" calcext:value-type="float">
            <text:p>8.29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978285714286" calcext:value-type="float">
            <text:p>8.05978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628593548387" calcext:value-type="float">
            <text:p>8.23628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87775" calcext:value-type="float">
            <text:p>8.5468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284" calcext:value-type="float">
            <text:p>8.7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709575" calcext:value-type="float">
            <text:p>8.7670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75464" calcext:value-type="float">
            <text:p>8.86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01574193548" calcext:value-type="float">
            <text:p>8.68001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94704" calcext:value-type="float">
            <text:p>8.25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57968" calcext:value-type="float">
            <text:p>7.3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7984" calcext:value-type="float">
            <text:p>7.32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7293" calcext:value-type="float">
            <text:p>7.297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719696551724" calcext:value-type="float">
            <text:p>7.317196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09775483871" calcext:value-type="float">
            <text:p>7.5509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5095" calcext:value-type="float">
            <text:p>7.745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068" calcext:value-type="float">
            <text:p>8.03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56903225807" calcext:value-type="float">
            <text:p>8.05556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944412903226" calcext:value-type="float">
            <text:p>8.03944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13584516129" calcext:value-type="float">
            <text:p>8.0913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710193548387" calcext:value-type="float">
            <text:p>7.9071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85058064516" calcext:value-type="float">
            <text:p>7.7518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984980645161" calcext:value-type="float">
            <text:p>7.49984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6612" calcext:value-type="float">
            <text:p>7.43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465475" calcext:value-type="float">
            <text:p>7.5246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30885714286" calcext:value-type="float">
            <text:p>7.69630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508575" calcext:value-type="float">
            <text:p>7.9250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504258064516" calcext:value-type="float">
            <text:p>8.1450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326090322581" calcext:value-type="float">
            <text:p>8.34326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45832258065" calcext:value-type="float">
            <text:p>8.2144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2084" calcext:value-type="float">
            <text:p>8.29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7185" calcext:value-type="float">
            <text:p>7.957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065341935484" calcext:value-type="float">
            <text:p>7.7106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84128" calcext:value-type="float">
            <text:p>7.46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224576" calcext:value-type="float">
            <text:p>7.422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341292307692" calcext:value-type="float">
            <text:p>7.553412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465574193548" calcext:value-type="float">
            <text:p>7.7046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17675" calcext:value-type="float">
            <text:p>7.8911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84064" calcext:value-type="float">
            <text:p>8.12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190787096774" calcext:value-type="float">
            <text:p>8.1119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5896" calcext:value-type="float">
            <text:p>8.09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818890322581" calcext:value-type="float">
            <text:p>8.14818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3696" calcext:value-type="float">
            <text:p>8.49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70325" calcext:value-type="float">
            <text:p>8.2937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61888" calcext:value-type="float">
            <text:p>8.21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60425" calcext:value-type="float">
            <text:p>8.2636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007057142857" calcext:value-type="float">
            <text:p>8.62007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45365" calcext:value-type="float">
            <text:p>8.8645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48103225807" calcext:value-type="float">
            <text:p>9.25648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23152" calcext:value-type="float">
            <text:p>9.53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39485" calcext:value-type="float">
            <text:p>9.4939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64224" calcext:value-type="float">
            <text:p>9.52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705858064516" calcext:value-type="float">
            <text:p>9.7970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283675" calcext:value-type="float">
            <text:p>9.7428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8088" calcext:value-type="float">
            <text:p>9.36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5185" calcext:value-type="float">
            <text:p>9.4825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40864" calcext:value-type="float">
            <text:p>9.12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597" calcext:value-type="float">
            <text:p>8.9675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85155" calcext:value-type="float">
            <text:p>9.4585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19974193549" calcext:value-type="float">
            <text:p>9.771199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61928" calcext:value-type="float">
            <text:p>10.02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651" calcext:value-type="float">
            <text:p>10.176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96264" calcext:value-type="float">
            <text:p>10.26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57961290323" calcext:value-type="float">
            <text:p>9.84857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080103225807" calcext:value-type="float">
            <text:p>9.53080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910787096774" calcext:value-type="float">
            <text:p>8.5691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4624" calcext:value-type="float">
            <text:p>8.2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4756" calcext:value-type="float">
            <text:p>8.33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199514285714" calcext:value-type="float">
            <text:p>8.45199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0315" calcext:value-type="float">
            <text:p>8.6340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851174193548" calcext:value-type="float">
            <text:p>8.83851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76593548387" calcext:value-type="float">
            <text:p>9.0287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21703225807" calcext:value-type="float">
            <text:p>9.04921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58270967742" calcext:value-type="float">
            <text:p>8.9515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217883870968" calcext:value-type="float">
            <text:p>8.6821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25806451613" calcext:value-type="float">
            <text:p>8.3082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352180645161" calcext:value-type="float">
            <text:p>7.9235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5646" calcext:value-type="float">
            <text:p>7.83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92555" calcext:value-type="float">
            <text:p>7.7592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82133333333" calcext:value-type="float">
            <text:p>8.01082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2335" calcext:value-type="float">
            <text:p>8.3452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927561290323" calcext:value-type="float">
            <text:p>8.55927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92432" calcext:value-type="float">
            <text:p>8.82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76885" calcext:value-type="float">
            <text:p>8.9376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803148387097" calcext:value-type="float">
            <text:p>8.9780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859819354839" calcext:value-type="float">
            <text:p>9.03859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66192" calcext:value-type="float">
            <text:p>8.91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95045" calcext:value-type="float">
            <text:p>8.9895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27408" calcext:value-type="float">
            <text:p>8.82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339975" calcext:value-type="float">
            <text:p>8.9133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15435" calcext:value-type="float">
            <text:p>9.3015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68103225807" calcext:value-type="float">
            <text:p>9.71368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67592" calcext:value-type="float">
            <text:p>10.03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492075" calcext:value-type="float">
            <text:p>10.4149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5136" calcext:value-type="float">
            <text:p>10.40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045275" calcext:value-type="float">
            <text:p>10.4804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66988387097" calcext:value-type="float">
            <text:p>10.5566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5076129032" calcext:value-type="float">
            <text:p>10.4155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504593548387" calcext:value-type="float">
            <text:p>9.7450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703612903226" calcext:value-type="float">
            <text:p>9.3470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19767741936" calcext:value-type="float">
            <text:p>9.22619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336606896552" calcext:value-type="float">
            <text:p>9.353366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082525" calcext:value-type="float">
            <text:p>9.6508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594787096774" calcext:value-type="float">
            <text:p>9.9559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5953548387" calcext:value-type="float">
            <text:p>10.14659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36454193548" calcext:value-type="float">
            <text:p>10.31364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93478709677" calcext:value-type="float">
            <text:p>10.48934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8312516129" calcext:value-type="float">
            <text:p>10.5383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9009" calcext:value-type="float">
            <text:p>10.3590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46632" calcext:value-type="float">
            <text:p>10.28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355475" calcext:value-type="float">
            <text:p>10.1535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1168" calcext:value-type="float">
            <text:p>9.41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5004" calcext:value-type="float">
            <text:p>8.79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590942857143" calcext:value-type="float">
            <text:p>8.74590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54975" calcext:value-type="float">
            <text:p>8.9705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37703225807" calcext:value-type="float">
            <text:p>9.18637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3208" calcext:value-type="float">
            <text:p>9.27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01325" calcext:value-type="float">
            <text:p>9.2500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42896" calcext:value-type="float">
            <text:p>9.12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027775" calcext:value-type="float">
            <text:p>9.0802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567225806452" calcext:value-type="float">
            <text:p>8.6356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96965" calcext:value-type="float">
            <text:p>8.2396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97032258065" calcext:value-type="float">
            <text:p>7.7389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633341935484" calcext:value-type="float">
            <text:p>7.4363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70675" calcext:value-type="float">
            <text:p>7.1787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47685714286" calcext:value-type="float">
            <text:p>7.13547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097806451613" calcext:value-type="float">
            <text:p>7.2109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782580645161" calcext:value-type="float">
            <text:p>7.3078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48336" calcext:value-type="float">
            <text:p>7.63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9911" calcext:value-type="float">
            <text:p>7.669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46503225807" calcext:value-type="float">
            <text:p>7.60446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173522580645" calcext:value-type="float">
            <text:p>7.54173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40568" calcext:value-type="float">
            <text:p>7.41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19974193548" calcext:value-type="float">
            <text:p>7.48519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166" calcext:value-type="float">
            <text:p>7.424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0896" calcext:value-type="float">
            <text:p>7.39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04225" calcext:value-type="float">
            <text:p>7.5770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398828571429" calcext:value-type="float">
            <text:p>7.74398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280475" calcext:value-type="float">
            <text:p>7.9628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781290322581" calcext:value-type="float">
            <text:p>8.1878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54296774194" calcext:value-type="float">
            <text:p>8.4615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47329032258" calcext:value-type="float">
            <text:p>8.6414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8456" calcext:value-type="float">
            <text:p>8.7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49025" calcext:value-type="float">
            <text:p>8.8754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60505" calcext:value-type="float">
            <text:p>8.7860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538" calcext:value-type="float">
            <text:p>8.75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62825" calcext:value-type="float">
            <text:p>8.4556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71136" calcext:value-type="float">
            <text:p>8.09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2682" calcext:value-type="float">
            <text:p>7.74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49235862069" calcext:value-type="float">
            <text:p>7.70492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986" calcext:value-type="float">
            <text:p>7.88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64593548387" calcext:value-type="float">
            <text:p>8.0686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524490322581" calcext:value-type="float">
            <text:p>8.21524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3049" calcext:value-type="float">
            <text:p>8.393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555122580645" calcext:value-type="float">
            <text:p>8.3555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865875" calcext:value-type="float">
            <text:p>8.3186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1822" calcext:value-type="float">
            <text:p>8.481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3616" calcext:value-type="float">
            <text:p>8.43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476975" calcext:value-type="float">
            <text:p>8.4447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785316129032" calcext:value-type="float">
            <text:p>8.3378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7161" calcext:value-type="float">
            <text:p>8.527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45268965517" calcext:value-type="float">
            <text:p>8.811452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722725" calcext:value-type="float">
            <text:p>9.0572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091122580645" calcext:value-type="float">
            <text:p>9.3309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64232258065" calcext:value-type="float">
            <text:p>9.68664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83710967742" calcext:value-type="float">
            <text:p>10.04837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2532" calcext:value-type="float">
            <text:p>10.35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55125" calcext:value-type="float">
            <text:p>10.5065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785475" calcext:value-type="float">
            <text:p>10.2678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8345806452" calcext:value-type="float">
            <text:p>10.2908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209725" calcext:value-type="float">
            <text:p>9.9220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46838709677" calcext:value-type="float">
            <text:p>9.2044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31406451613" calcext:value-type="float">
            <text:p>9.13731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67085714286" calcext:value-type="float">
            <text:p>9.19567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6138" calcext:value-type="float">
            <text:p>9.486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504619354839" calcext:value-type="float">
            <text:p>9.57504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99531034483" calcext:value-type="float">
            <text:p>9.631995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6148" calcext:value-type="float">
            <text:p>9.56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16368" calcext:value-type="float">
            <text:p>9.64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925651612903" calcext:value-type="float">
            <text:p>9.70925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735380645161" calcext:value-type="float">
            <text:p>9.6273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3684" calcext:value-type="float">
            <text:p>9.66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785971428571" calcext:value-type="float">
            <text:p>9.32785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58761290323" calcext:value-type="float">
            <text:p>9.53158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98064516129" calcext:value-type="float">
            <text:p>9.7019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5392" calcext:value-type="float">
            <text:p>9.92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59793548387" calcext:value-type="float">
            <text:p>9.9705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62796521739" calcext:value-type="float">
            <text:p>10.0562796521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556125" calcext:value-type="float">
            <text:p>10.2055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5392941177" calcext:value-type="float">
            <text:p>10.11953929411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443081185902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96" meta:object-count="0"/>
    <meta:user-defined meta:name="AppVersion">3.0</meta:user-defined>
  </office:meta>
</office:document-meta>
</file>